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83295" officeooo:paragraph-rsid="00183295"/>
    </style:style>
    <style:style style:name="P2" style:family="paragraph" style:parent-style-name="Text_20_body" style:list-style-name="L1">
      <style:text-properties officeooo:rsid="00183295" officeooo:paragraph-rsid="00183295"/>
    </style:style>
    <style:style style:name="P3" style:family="paragraph" style:parent-style-name="Text_20_body">
      <style:text-properties officeooo:paragraph-rsid="00183295"/>
    </style:style>
    <style:style style:name="P4" style:family="paragraph" style:parent-style-name="Text_20_body" style:list-style-name="L2">
      <style:text-properties officeooo:rsid="001eadd2" officeooo:paragraph-rsid="001eadd2"/>
    </style:style>
    <style:style style:name="P5" style:family="paragraph" style:parent-style-name="Heading_20_3">
      <style:text-properties officeooo:rsid="00183295" officeooo:paragraph-rsid="00183295"/>
    </style:style>
    <style:style style:name="P6" style:family="paragraph" style:parent-style-name="Heading_20_3">
      <style:text-properties officeooo:rsid="001db785" officeooo:paragraph-rsid="001db785"/>
    </style:style>
    <style:style style:name="P7" style:family="paragraph" style:parent-style-name="Heading_20_3">
      <style:paragraph-properties fo:break-before="page"/>
      <style:text-properties officeooo:paragraph-rsid="001eadd2"/>
    </style:style>
    <style:style style:name="T1" style:family="text">
      <style:text-properties officeooo:rsid="00183295"/>
    </style:style>
    <style:style style:name="T2" style:family="text">
      <style:text-properties officeooo:rsid="001a0b31"/>
    </style:style>
    <style:style style:name="T3" style:family="text">
      <style:text-properties officeooo:rsid="001eadd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crum</text:h>
      <text:p text:style-name="P1">Scrum ist eine Projektmanagementmethodik zur agilen Softwareentwicklung. Es zeichnet sich besonders dadurch aus, dass es nur wenige Regeln kennt und daher einfach zu erlernen ist.</text:p>
      <text:h text:style-name="P5" text:outline-level="3">Projektmitglieder</text:h>
      <text:p text:style-name="P1">Personen die direkt am Prozess beteiligt sind können in drei Rollen eingeteilt werden:</text:p>
      <text:list xml:id="list5074935425159550611" text:style-name="L1">
        <text:list-item>
          <text:p text:style-name="P2">Product Owner: Stellt die fachlichen Anforderungen und priorisiert diese</text:p>
        </text:list-item>
        <text:list-item>
          <text:p text:style-name="P2">ScrumMaster: Managt den Prozess und beseitigt gegebenenfalls Hindernisse</text:p>
        </text:list-item>
        <text:list-item>
          <text:p text:style-name="P2">Team: Entwickelt das Produkt</text:p>
        </text:list-item>
      </text:list>
      <text:p text:style-name="P1">Als Beobachter und Berater gibt es zudem noch die sogenannten Stakeholder.</text:p>
      <text:h text:style-name="P6" text:outline-level="3">Ablauf</text:h>
      <text:p text:style-name="P3"><text:span text:style-name="T1">Die Anforderungen (oder auf Requirements) werden in einer Liste (Product Backlog) gepflegt, erweitert und priorisiert. Monatlich wird vom Team, zusammen mit dem Product Owner ein höher priorisiertes Arbeitspaket aus dem Product Backlog entnommen und vollständig inklusive Test und Dokumentation umgesetzt. Dieses Arbeitspaket (Increment) wird während der laufenden Iteration (Sprint) nicht modifiziert, um dessen Fertigstellung nicht zu gefährden. Die restlichen Teile des Product Backlogs allerdings können vom Product Owner sowohl vernändert als auch neu priorisiert werden. Das Arbeitspakett im aktuellen Sprint wird dann in kleinere Arbeitspakete (Tasks) eingeteilt, einem Bearbeiter zugeteil und mit mit einem gewissen Restaufwand (täglich aktualisiert) in den so genannten Sprint Backlog aufgenommen. Während der Bearbeitung eines Sprints darf das Team keinen Störungen ausgesetzt sein, um das Backlog Item aus dem Sprint Backlog in ein „Increment of Potentially Shippable Functionality“ (einem vollständig fertigen und potentiell produktiv einsetzbaren Anwendungsteil) umzusetzen. Das Team soll sich täglich 15 Minuten in einem so genannten Daily Scrum Meeting trefen damit jeder weiß was die anderen bearbeitet haben, was er als nächstes tun muss und welche Probleme es gibt. Am Ende jedes Sprint präsentiert das Team dann dem Product Owner und den Stakeholdern in einem so genannten Sprint Review Meeting live am System die implementierte Funktionalität. Halbfertiges oder Powerpoint-Folien sind während des Reviews verboten. Entsprechendes Feedback fließt dann in den nächsten Sprint und das nächste Sprint Planning Meeting ein und der Prozess wiederholt sich.</text:span></text:p>
      <text:h text:style-name="P7" text:outline-level="3">Ablauf – <text:span text:style-name="T3">Alternative</text:span></text:h>
      <text:list xml:id="list3400260426733626502" text:style-name="L2">
        <text:list-item>
          <text:p text:style-name="P4">Anforderungen werden in den Product Backlog eingepflegt, priorisiert und ggf. erweitert</text:p>
        </text:list-item>
        <text:list-item>
          <text:p text:style-name="P4">Monatlich wird ein Arbeitspaket aus dem Product Backlog entnommen und umgesetzt (inkl. Test und Dokumentation)</text:p>
        </text:list-item>
        <text:list-item>
          <text:p text:style-name="P4">Das Arbeitspaket (Increment) wird während einer Iteration (Sprint) nicht modifiziert</text:p>
        </text:list-item>
        <text:list-item>
          <text:p text:style-name="P4">Das Arbeitspaket wird in kleinere Arbeitspakete (Tasks) eingeteilt, einem Bearbeiter zugeteilt, bekommt einen Restaufwand der täglich aktualisiert wird und wird in den Sprint Backlog geschoben</text:p>
        </text:list-item>
        <text:list-item>
          <text:p text:style-name="P4">Während des Sprints darf der Bearbeiter keinen Störungen ausgesetzt sein</text:p>
        </text:list-item>
        <text:list-item>
          <text:p text:style-name="P4">Täglich muss ein 15 Minütiges Daily Meeting abgehalten, um herauszufinden was die anderen Teammitglieder bearbeiten, was man selbst als nächstes bearbeiten muss und wo es Probleme gibt</text:p>
        </text:list-item>
        <text:list-item>
          <text:p text:style-name="P4">Am Ende eines Sprints wird die voll funktionsfähige Funktionalität dem Product Owner und den Stakeholdern live am System gezeigt</text:p>
        </text:list-item>
        <text:list-item>
          <text:p text:style-name="P4">Entsprechende Feedbacks fließen in den nächsten Sprint und das Sprint Planing Meeting mit ein</text:p>
        </text:list-item>
        <text:list-item>
          <text:p text:style-name="P4">Eine neue Iteration begin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12:39:05.921000000</meta:creation-date>
    <dc:date>2016-04-26T13:41:10.983000000</dc:date>
    <meta:editing-duration>PT1H2M3S</meta:editing-duration>
    <meta:editing-cycles>7</meta:editing-cycles>
    <meta:generator>LibreOffice/5.0.5.2$Windows_x86 LibreOffice_project/55b006a02d247b5f7215fc6ea0fde844b30035b3</meta:generator>
    <meta:document-statistic meta:table-count="0" meta:image-count="0" meta:object-count="0" meta:page-count="2" meta:paragraph-count="20" meta:word-count="452" meta:character-count="3218" meta:non-whitespace-character-count="2797"/>
  </office:meta>
</office:document-meta>
</file>